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b24f" officeooo:paragraph-rsid="0011b24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jaccard_similarity( ) # need to input variables</text:p>
      <text:p text:style-name="P1"/>
      <text:p text:style-name="P1"><text:tab/># catch the 1<text:span text:style-name="T1">st</text:span> row and 2<text:span text:style-name="T1">nd</text:span> row</text:p>
      <text:p text:style-name="P1"><text:tab/># Compare the ‘1’ elements on the same column of both rows</text:p>
      <text:p text:style-name="P1"><text:tab/># if there is no ‘1’ element in some rows, then output : N/A</text:p>
      <text:p text:style-name="P1"><text:tab/># need function like “intersection”, “union”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47:33.367898181</meta:creation-date>
    <meta:generator>LibreOffice/6.0.3.2$Linux_X86_64 LibreOffice_project/00m0$Build-2</meta:generator>
    <dc:date>2018-05-29T19:52:32.262244138</dc:date>
    <meta:editing-duration>PT4M59S</meta:editing-duration>
    <meta:editing-cycles>1</meta:editing-cycles>
    <meta:document-statistic meta:table-count="0" meta:image-count="0" meta:object-count="0" meta:page-count="1" meta:paragraph-count="6" meta:word-count="48" meta:character-count="249" meta:non-whitespace-character-count="201"/>
  </office:meta>
</office:document-meta>
</file>